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035cm" draw:stroke-linejoin="miter" draw:fill="solid" draw:fill-color="#800000"/>
    </style:style>
    <style:style style:name="gr3" style:family="graphic" style:parent-style-name="standard">
      <style:graphic-properties draw:stroke="none" svg:stroke-width="0.035cm" draw:stroke-linejoin="miter" draw:fill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755cm" svg:height="17.755cm" svg:x="4.08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layer="layout" svg:width="0.938cm" svg:height="0.922cm" svg:x="12.523cm" svg:y="17.873cm" svg:viewBox="0 0 939 923" draw:points="939,631 610,645 434,923 319,614 0,533 259,329 237,0 511,183 817,61 728,378">
          <text:p/>
        </draw:polygon>
        <draw:polygon draw:style-name="gr3" draw:layer="layout" svg:width="26.249cm" svg:height="37.124cm" svg:x="0cm" svg:y="0cm" svg:viewBox="0 0 26250 37125" draw:points="13125,37125 0,37125 0,0 26250,0 26250,37125">
          <text:p/>
        </draw:polygon>
        <draw:path draw:style-name="gr3" draw:layer="layout" svg:width="3.124cm" svg:height="6.299cm" svg:x="8.92cm" svg:y="17.521cm" svg:viewBox="0 0 3125 6300" svg:d="m3125 3150v0c0 580-66 1073-210 1575s-322 863-572 1153c-249 290-493 422-781 422-287 0-532-132-781-422s-428-651-572-1153c-143-502-209-995-209-1575s66-1073 209-1575c144-502 323-863 572-1153s494-422 781-422c288 0 532 132 781 422 250 290 428 651 572 1153s210 995 210 1575z">
          <text:p/>
        </draw:path>
        <draw:path draw:style-name="gr3" draw:layer="layout" svg:width="4.031cm" svg:height="16.281cm" svg:x="11.289cm" svg:y="15.15cm" svg:viewBox="0 0 4032 16282" svg:d="m4032 8141v0c0 1 0 2 0 2 0 1499-85 2772-270 4070-186 1298-417 2230-738 2979-322 749-637 1090-1008 1090s-687-341-1008-1090-552-1681-738-2979c-185-1298-270-2571-270-4070 0 0 0-1 0-2v0c0-1 0-1 0-2 0-1498 85-2772 270-4069 186-1298 417-2230 738-2980 321-749 637-1090 1008-1090s686 341 1008 1090c321 750 552 1682 738 2980 185 1297 270 2571 270 4069 0 1 0 1 0 2z">
          <text:p/>
        </draw:path>
        <draw:path draw:style-name="gr3" draw:layer="layout" svg:width="13.556cm" svg:height="13.253cm" svg:x="6.955cm" svg:y="11.775cm" svg:viewBox="0 0 13557 13254" svg:d="m13557 6627c0 1220-284 2257-908 3314-624 1056-1401 1815-2481 2425-1081 611-2142 888-3390 888-1247 0-2308-277-3389-888-1080-610-1857-1369-2481-2425-624-1057-908-2094-908-3314s284-2257 908-3313c624-1057 1401-1816 2481-2426 1081-610 2142-888 3389-888 1248 0 2309 278 3390 888 1080 610 1857 1369 2481 2426 624 1056 908 2093 908 3313z">
          <text:p/>
        </draw:path>
        <draw:path draw:style-name="gr3" draw:layer="layout" svg:width="5.921cm" svg:height="7.055cm" svg:x="9.273cm" svg:y="14.396cm" svg:viewBox="0 0 5922 7056" svg:d="m5922 3528v0c0 649-125 1201-397 1764-273 562-612 966-1084 1291s-935 473-1480 473-1009-148-1481-473-811-729-1083-1291c-273-563-397-1115-397-1764 0-650 124-1202 397-1764 272-563 611-967 1083-1291 472-325 936-473 1481-473s1008 148 1480 473c472 324 811 728 1084 1291 272 562 397 1114 397 176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5T14:08:18</dc:date>
    <meta:generator>LibreOffice/4.0.4.2$Linux_X86_64 LibreOffice_project/400m0$Build-2</meta:generator>
    <meta:editing-duration>P0D</meta:editing-duration>
    <meta:editing-cycles>1</meta:editing-cycles>
    <meta:document-statistic meta:object-count="7"/>
  </office:meta>
</office:document-meta>
</file>